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T4" style:parent-style-name="DefaultParagraphFont" style:family="text">
      <style:text-properties style:font-name="Wingdings" style:font-name-asian="Wingdings" style:font-name-complex="Wingdings"/>
    </style:style>
    <style:style style:name="T5" style:parent-style-name="DefaultParagraphFont" style:family="text">
      <style:text-properties style:font-name="Wingdings" style:font-name-asian="Wingdings" style:font-name-complex="Wingdings"/>
    </style:style>
    <style:style style:name="T6" style:parent-style-name="DefaultParagraphFont" style:family="text">
      <style:text-properties style:font-name="Wingdings" style:font-name-asian="Wingdings" style:font-name-complex="Wingdings"/>
    </style:style>
    <style:style style:name="T7" style:parent-style-name="DefaultParagraphFont" style:family="text">
      <style:text-properties style:font-name="Wingdings" style:font-name-asian="Wingdings" style:font-name-complex="Wingdings"/>
    </style:style>
    <style:style style:name="P8" style:parent-style-name="Normal" style:family="paragraph">
      <style:paragraph-properties fo:margin-left="2in" fo:text-indent="0.5in">
        <style:tab-stops/>
      </style:paragraph-properties>
    </style:style>
    <style:style style:name="T9" style:parent-style-name="DefaultParagraphFont" style:family="text">
      <style:text-properties style:font-name="Wingdings" style:font-name-asian="Wingdings" style:font-name-complex="Wingdings"/>
    </style:style>
    <style:style style:name="P10" style:parent-style-name="Normal" style:family="paragraph">
      <style:paragraph-properties fo:margin-left="2in" fo:text-indent="0.5in">
        <style:tab-stops/>
      </style:paragraph-properties>
    </style:style>
    <style:style style:name="T11" style:parent-style-name="DefaultParagraphFont" style:family="text">
      <style:text-properties style:font-name="Wingdings" style:font-name-asian="Wingdings" style:font-name-complex="Wingdings"/>
    </style:style>
    <style:style style:name="T12" style:parent-style-name="DefaultParagraphFont" style:family="text">
      <style:text-properties style:font-name="Wingdings" style:font-name-asian="Wingdings" style:font-name-complex="Wingdings"/>
    </style:style>
    <style:style style:name="T13" style:parent-style-name="DefaultParagraphFont" style:family="text">
      <style:text-properties style:font-name="Wingdings" style:font-name-asian="Wingdings" style:font-name-complex="Wingdings"/>
    </style:style>
    <style:style style:name="T14" style:parent-style-name="DefaultParagraphFont" style:family="text">
      <style:text-properties style:font-name="Wingdings" style:font-name-asian="Wingdings" style:font-name-complex="Wingdings"/>
    </style:style>
    <style:style style:name="P1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6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7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8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9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0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1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2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3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4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P27" style:parent-style-name="Normal" style:family="paragraph">
      <style:paragraph-properties fo:margin-left="2in" fo:text-indent="0.5in">
        <style:tab-stops/>
      </style:paragraph-properties>
    </style:style>
    <style:style style:name="T28" style:parent-style-name="DefaultParagraphFont" style:family="text">
      <style:text-properties style:font-name="Wingdings" style:font-name-asian="Wingdings" style:font-name-complex="Wingdings"/>
    </style:style>
    <style:style style:name="P29" style:parent-style-name="Normal" style:family="paragraph">
      <style:paragraph-properties fo:margin-left="2in" fo:text-indent="0.5in">
        <style:tab-stops/>
      </style:paragraph-properties>
    </style:style>
    <style:style style:name="T30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SQL</text:p>
      <text:p text:style-name="Normal">CREATE TABLE Students(</text:p>
      <text:p text:style-name="Normal">Adm_num <text:s/>INT(4) PRIMARY KEY,</text:p>
      <text:p text:style-name="Normal">First_name VARCHAR(10) NOT NULL,</text:p>
      <text:p text:style-name="Normal">Last_name VARCHAR(10) NOT NULL,</text:p>
      <text:p text:style-name="Normal">Adm_date DATE NOT NULL,</text:p>
      <text:p text:style-name="Normal">Tp_Code INT(4) REFERENCES training_program(Tp_Code),</text:p>
      <text:p text:style-name="Normal">Fee<text:s/>DOUBLE<text:s/>DEFAULT 2500,</text:p>
      <text:p text:style-name="Normal">Mobile_num <text:s/>CHAR(10)<text:s/>UNIQUE,</text:p>
      <text:p text:style-name="Normal">Mail_id <text:s/>VARCHAR(20)<text:s/>UNIQUE</text:p>
      <text:p text:style-name="Normal">);</text:p>
      <text:p text:style-name="Normal"/>
      <text:p text:style-name="Normal">----------------------------------------<text:span text:style-name="T2"></text:span></text:p>
      <text:p text:style-name="Normal">CREATE TABLE MedicalTest(</text:p>
      <text:p text:style-name="Normal">testId INT(4) PRIMARY KEY,</text:p>
      <text:p text:style-name="Normal">test_name VARCHAR(20) NOT NULL,</text:p>
      <text:p text:style-name="Normal">fee DOUBLE DEFAULT 200</text:p>
      <text:p text:style-name="Normal">);</text:p>
      <text:p text:style-name="Normal">------------------------------------------<text:span text:style-name="T3"></text:span></text:p>
      <text:p text:style-name="Normal">ALTER TABLE MedicalTest</text:p>
      <text:p text:style-name="Normal">ADD COLUMN ref_doctor VARCHAR(20);</text:p>
      <text:p text:style-name="Normal"/>
      <text:p text:style-name="Normal">-----------------------------------------------<text:span text:style-name="T4"></text:span></text:p>
      <text:p text:style-name="Normal">DESC<text:s/>TABLE_NAME;</text:p>
      <text:p text:style-name="Normal">-----------------------------------------------<text:span text:style-name="T5"></text:span></text:p>
      <text:p text:style-name="Normal">DROP TABLE TABLE_NAME;</text:p>
      <text:p text:style-name="Normal">-----------------------------------------------<text:span text:style-name="T6"></text:span></text:p>
      <text:p text:style-name="Normal">CREATE DATABASE dbName;</text:p>
      <text:p text:style-name="Normal">DROP DATABASE dbName;</text:p>
      <text:soft-page-break/>
      <text:p text:style-name="Normal">----------------------------------------------<text:span text:style-name="T7"></text:span></text:p>
      <text:p text:style-name="P8">DQL</text:p>
      <text:p text:style-name="Normal">SELECT */&lt;COL1&gt;,&lt;COL2&gt;……..</text:p>
      <text:p text:style-name="Normal">FROM <text:s/>&lt;tableName&gt;</text:p>
      <text:p text:style-name="Normal">WHERE &lt;condition&gt;</text:p>
      <text:p text:style-name="Normal">GROUP BY &lt;COL1&gt;,&lt;COL2&gt;……..</text:p>
      <text:p text:style-name="Normal">HAVING &lt;aggregate_condition&gt;</text:p>
      <text:p text:style-name="Normal">ORDER BY &lt;COL1&gt;,&lt;COL2&gt;……..</text:p>
      <text:p text:style-name="Normal">----------------------------------------------------<text:span text:style-name="T9"></text:span></text:p>
      <text:p text:style-name="P10">DML</text:p>
      <text:p text:style-name="Normal">INSERT INTO &lt;tableName&gt; VALUES (val1,val2,val3……….);</text:p>
      <text:p text:style-name="Normal">INSERT INTO &lt;tableName&gt;(col1,col2,col3…) VALUES((val1,val2,val3……….);</text:p>
      <text:p text:style-name="Normal">--------------------------------------------<text:span text:style-name="T11"></text:span></text:p>
      <text:p text:style-name="Normal">INSERT INTO training_program<text:s/></text:p>
      <text:p text:style-name="Normal">VALUE(101,’UML TRAINING’,10);</text:p>
      <text:p text:style-name="Normal">------------------------------------------------<text:span text:style-name="T12"></text:span></text:p>
      <text:p text:style-name="Normal">UPDATE &lt;tableName&gt;</text:p>
      <text:p text:style-name="Normal">SET&lt;col1&gt;=&lt;val1&gt;,&lt;col2&gt;=&lt;val2&gt;………………………….</text:p>
      <text:p text:style-name="Normal">UPDATE training_program</text:p>
      <text:p text:style-name="Normal">SET tp_duration=14</text:p>
      <text:p text:style-name="Normal">WHERE tp_code=101;</text:p>
      <text:p text:style-name="Normal">---------------------------------------------------<text:span text:style-name="T13"></text:span></text:p>
      <text:p text:style-name="Normal">DELETE FROM &lt;tableName&gt;</text:p>
      <text:p text:style-name="Normal">WHERE &lt;cond&gt;;</text:p>
      <text:p text:style-name="Normal">----------------------------------------------------<text:span text:style-name="T14"></text:span></text:p>
      <text:p text:style-name="P15">DROP TABLE IF EXISTS dept;</text:p>
      <text:p text:style-name="P16"> </text:p>
      <text:p text:style-name="P17">CREATE TABLE dept (<text:line-break/>  deptno INT(2) PRIMARY KEY,<text:line-break/>  dname varchar(14) ,<text:line-break/><text:soft-page-break/>  loc varchar(13) <text:line-break/>);</text:p>
      <text:p text:style-name="P18"> </text:p>
      <text:p text:style-name="P19">INSERT INTO dept VALUES ('10','ACCOUNTING','NEW YORK');<text:line-break/>INSERT INTO dept VALUES ('20','RESEARCH','DALLAS');<text:line-break/>INSERT INTO dept VALUES ('30','SALES','CHICAGO');<text:line-break/>INSERT INTO dept VALUES ('40','OPERATIONS','BOSTON');</text:p>
      <text:p text:style-name="P20"> </text:p>
      <text:p text:style-name="P21">DROP TABLE IF EXISTS emp;</text:p>
      <text:p text:style-name="P22"> </text:p>
      <text:p text:style-name="P23">CREATE TABLE emp (<text:line-break/>  empno INT(4) PRIMARY KEY,<text:line-break/>  ename varchar(10) ,<text:line-break/>  job varchar(9), <text:line-break/>  mgr decimal(4,0) ,<text:line-break/>  hiredate date, <text:line-break/>  sal decimal(7,2) ,<text:line-break/>  comm decimal(7,2) ,<text:line-break/>  deptno INT(2) references dept(deptno)<text:line-break/>);</text:p>
      <text:p text:style-name="P24"> </text:p>
      <text:p text:style-name="P25">INSERT INTO emp VALUES ('7369','SMITH','CLERK','7902','1980-12-17','800.00',NULL,'20');<text:line-break/>INSERT INTO emp VALUES ('7499','ALLEN','SALESMAN','7698','1981-02-20','1600.00','300.00','30');<text:line-break/>INSERT INTO emp VALUES ('7521','WARD','SALESMAN','7698','1981-02-22','1250.00','500.00','30');<text:line-break/>INSERT INTO emp VALUES ('7566','JONES','MANAGER','7839','1981-04-02','2975.00',NULL,'20');<text:line-break/>INSERT INTO emp VALUES ('7654','MARTIN','SALESMAN','7698','1981-09-28','1250.00','1400.00','30');<text:line-break/>INSERT INTO emp VALUES ('7698','BLAKE','MANAGER','7839','1981-05-01','2850.00',NULL,'30');<text:line-break/>INSERT INTO emp VALUES ('7782','CLARK','MANAGER','7839','1981-06-09','2450.00',NULL,'10');<text:line-break/>INSERT INTO emp VALUES ('7788','SCOTT','ANALYST','7566','1982-12-09','3000.00',NULL,'20');<text:line-break/>INSERT INTO emp VALUES ('7839','KING','PRESIDENT',NULL,'1981-11-17','5000.00',NULL,'10');<text:line-break/>INSERT INTO emp VALUES ('7844','TURNER','SALESMAN','7698','1981-09-08','1500.00','0.00','30');<text:line-break/>INSERT INTO emp VALUES ('7876','ADAMS','CLERK','7788','1983-01-12','1100.00',NULL,'20');<text:line-break/>INSERT INTO emp VALUES ('7900','JAMES','CLERK','7698','1981-12-03','950.00',NULL,'30');<text:line-break/>INSERT INTO emp VALUES ('7902','FORD','ANALYST','7566','1981-12-03','3000.00',NULL,'20');<text:line-break/>INSERT INTO emp VALUES ('7934','MILLER','CLERK','7782','1982-01-23','1300.00',NULL,'10');</text:p>
      <text:p text:style-name="Normal"/>
      <text:p text:style-name="Normal"/>
      <text:p text:style-name="Normal">---------------------------------------------------------------<text:span text:style-name="T26"></text:span></text:p>
      <text:p text:style-name="Normal">SELECT empno,ename,sal from emp;</text:p>
      <text:p text:style-name="Normal">SELECT * FROM emp where sal &gt;= 3000;</text:p>
      <text:p text:style-name="Normal">SELECT * from emp where deptno=10 or deptno=30;</text:p>
      <text:p text:style-name="Normal"/>
      <text:soft-page-break/>
      <text:p text:style-name="P27">AGGREGATE Function</text:p>
      <text:p text:style-name="Normal">&gt;SELECT COUNT(*) from emp;</text:p>
      <text:p text:style-name="Normal">&gt;SELECT sum(sal) from emp where deptno=30;</text:p>
      <text:p text:style-name="Normal">&gt;select deptno,count(*) <text:s/>from emp group by deptno;</text:p>
      <text:p text:style-name="Normal">&gt;<text:s/>select empno,ename,sal from emp order by sal;</text:p>
      <text:p text:style-name="Normal">&gt; select empno,ename,sal from emp order by sal desc;</text:p>
      <text:p text:style-name="Normal">&gt;<text:s/>select deptno,count(*) <text:s/>from emp where job='MANAGER group by deptno;</text:p>
      <text:p text:style-name="Normal">&gt;<text:s/>select deptno,count(*) from emp where ename like '%A%' group by deptno;</text:p>
      <text:p text:style-name="Normal">&gt;select deptno,count(*) from emp where ename like '%A%' group by deptno having count(*)&gt;=3;</text:p>
      <text:p text:style-name="Normal">------------------------------------------------<text:span text:style-name="T28"></text:span></text:p>
      <text:p text:style-name="P29">JOINS</text:p>
      <text:p text:style-name="Normal">INNER JOIN :- Gives only matching records on both tables</text:p>
      <text:p text:style-name="Normal">OUTER JOIN</text:p>
      <text:p text:style-name="Normal"><text:tab/>FULL OUTER:- gives all matching and unmatching records from table</text:p>
      <text:p text:style-name="Normal"><text:tab/>LEFT OUTER:- gives all matching and unmatching records from table from left side of table</text:p>
      <text:p text:style-name="Normal"><text:tab/>RIGHT OUTER:- gives all matching and unmatching records from table from left side</text:p>
      <text:p text:style-name="Normal">SELF JOIN:-<text:s/><text:s/>Relating from a table itself</text:p>
      <text:p text:style-name="Normal">NATURAL JOIN</text:p>
      <text:p text:style-name="Normal">-----------------------------------------------------<text:span text:style-name="T30"></text:span></text:p>
      <text:p text:style-name="Normal">&gt; select empno,ename,dname<text:s/>from emp inner join dept on emp.deptno=dept.deptno;</text:p>
      <text:p text:style-name="Normal">&gt;<text:s/>select empno,ename,dname from emp left outer join dept on emp.deptno=dept.deptno;</text:p>
      <text:p text:style-name="Normal">&gt;<text:s/>select empno,ename,dname from emp right outer join dept on emp.deptno=dept.deptno;</text:p>
      <text:p text:style-name="Normal">&gt;<text:s/>select e.empno,e.ename,m.empno,m.ename from emp e <text:s/>right outer join emp m on e.mgr=m.empno;</text:p>
      <text:p text:style-name="Normal">&gt;<text:s/>select e.empno,e.ename,m.empno,m.ename from emp e left outer join emp m on e.mgr=m.empno;</text:p>
      <text:p text:style-name="Normal">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1T09:20:00Z</meta:creation-date>
    <dc:date>2020-05-21T10:59:00Z</dc:date>
    <meta:template xlink:href="Normal.dotm" xlink:type="simple"/>
    <meta:editing-cycles>4</meta:editing-cycles>
    <meta:editing-duration>PT5940S</meta:editing-duration>
    <meta:document-statistic meta:page-count="4" meta:paragraph-count="10" meta:word-count="748" meta:character-count="5006" meta:row-count="35" meta:non-whitespace-character-count="4268"/>
  </office:meta>
</office:document-meta>
</file>